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00000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fo:min-height="1.111cm"/>
    </style:style>
    <style:style style:name="gr3" style:family="graphic" style:parent-style-name="standard">
      <style:graphic-properties draw:stroke="solid" svg:stroke-color="#000000" svg:stroke-linecap="round" draw:fill="solid" draw:fill-color="#eaeff5" draw:shadow="hidden"/>
    </style:style>
    <style:style style:name="gr4" style:family="graphic" style:parent-style-name="standard">
      <style:graphic-properties draw:stroke="solid" svg:stroke-width="0.02cm" svg:stroke-color="#ed1c24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5" style:family="graphic" style:parent-style-name="standard">
      <style:graphic-properties draw:stroke="solid" svg:stroke-width="0.02cm" svg:stroke-color="#ed1c24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6" style:family="graphic" style:parent-style-name="standard">
      <style:graphic-properties draw:stroke="none" svg:stroke-color="#000000" draw:fill="none" draw:fill-color="#ffffff" fo:min-height="0.556cm"/>
    </style:style>
    <style:style style:name="gr7" style:family="graphic" style:parent-style-name="standard">
      <style:graphic-properties draw:stroke="soli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8" style:family="graphic" style:parent-style-name="standard">
      <style:graphic-properties draw:stroke="soli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9" style:family="graphic" style:parent-style-name="standard">
      <style:graphic-properties draw:stroke="solid" svg:stroke-color="#000000" svg:stroke-linecap="round" draw:fill="solid" draw:fill-color="#f2dcda" draw:shadow="hidden"/>
    </style:style>
    <style:style style:name="gr10" style:family="graphic" style:parent-style-name="standard">
      <style:graphic-properties draw:stroke="solid" svg:stroke-color="#000000" svg:stroke-linecap="round" draw:fill="solid" draw:fill-color="#f2dcda" draw:shadow="hidden"/>
    </style:style>
    <style:style style:name="gr11" style:family="graphic" style:parent-style-name="standard">
      <style:graphic-properties draw:stroke="solid" svg:stroke-color="#000000" svg:stroke-linecap="round" draw:fill="solid" draw:fill-color="#fff9ae" draw:shadow="hidden"/>
    </style:style>
    <style:style style:name="gr12" style:family="graphic" style:parent-style-name="standard">
      <style:graphic-properties draw:stroke="solid" svg:stroke-color="#000000" svg:stroke-linecap="round" draw:fill="solid" draw:fill-color="#fff9ae" draw:shadow="hidden"/>
    </style:style>
    <style:style style:name="gr13" style:family="graphic" style:parent-style-name="standard">
      <style:graphic-properties draw:stroke="solid" svg:stroke-width="0.02cm" svg:stroke-color="#f5822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14" style:family="graphic" style:parent-style-name="standard">
      <style:graphic-properties draw:stroke="solid" svg:stroke-width="0.02cm" svg:stroke-color="#f5822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objectwithoutfill">
      <style:graphic-properties svg:stroke-width="0.02cm" svg:stroke-color="#0066b3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2cm" svg:stroke-color="#00a65d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2cm" svg:stroke-color="#f5822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75cm"/>
    </style:style>
    <style:style style:name="gr21" style:family="graphic" style:parent-style-name="standard">
      <style:graphic-properties draw:stroke="none" draw:fill="solid" draw:fill-color="#eaeff5" draw:shadow="hidden"/>
    </style:style>
    <style:style style:name="gr2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top" fo:min-height="3.218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solid" draw:fill-color="#ffff99" draw:shadow="hidden"/>
    </style:style>
    <style:style style:name="gr26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solid" draw:fill-color="#f2dcda" draw:shadow="hidden"/>
    </style:style>
    <style:style style:name="gr28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9" style:family="graphic" style:parent-style-name="standard">
      <style:graphic-properties draw:stroke="dash" draw:stroke-dash="Dash_5f_0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0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solid" draw:fill-color="#ffffff" draw:shadow="hidden"/>
    </style:style>
    <style:style style:name="gr32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212cm" fo:padding-right="0.212cm"/>
    </style:style>
    <style:style style:name="gr33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212cm" fo:padding-right="0.212cm"/>
    </style:style>
    <style:style style:name="gr34" style:family="graphic" style:parent-style-name="standard">
      <style:graphic-properties draw:stroke="none" draw:fill="none" draw:textarea-vertical-align="middle" fo:min-height="1.276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top" fo:min-height="1.918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8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39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4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1" style:family="graphic" style:parent-style-name="standard">
      <style:graphic-properties draw:stroke="none" draw:fill="none" draw:textarea-vertical-align="top" fo:min-height="1.218cm" fo:min-width="2.54cm" fo:padding-top="0.141cm" fo:padding-bottom="0.141cm" fo:padding-left="0.141cm" fo:padding-right="0.141cm"/>
    </style:style>
    <style:style style:name="gr42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43" style:family="graphic" style:parent-style-name="standard">
      <style:graphic-properties draw:stroke="none" draw:fill="none" draw:textarea-vertical-align="middle" fo:min-height="1.483cm" fo:min-width="2.54cm" fo:padding-top="0.141cm" fo:padding-bottom="0.141cm" fo:padding-left="0.141cm" fo:padding-right="0.141cm"/>
    </style:style>
    <style:style style:name="gr44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45" style:family="graphic" style:parent-style-name="standard">
      <style:graphic-properties draw:stroke="none" draw:fill="solid" draw:fill-color="#33cc33" draw:shadow="hidden"/>
    </style:style>
    <style:style style:name="gr46" style:family="graphic" style:parent-style-name="standard">
      <style:graphic-properties draw:stroke="none" draw:fill="solid" draw:fill-color="#0000ff" draw:shadow="hidden"/>
    </style:style>
    <style:style style:name="gr47" style:family="graphic" style:parent-style-name="standard">
      <style:graphic-properties draw:stroke="none" draw:fill="solid" draw:fill-color="#ff0000" draw:shadow="hidden"/>
    </style:style>
    <style:style style:name="gr48" style:family="graphic" style:parent-style-name="standard">
      <style:graphic-properties draw:stroke="solid" svg:stroke-width="0.08cm" svg:stroke-color="#ff0000" svg:stroke-opacity="100%" draw:stroke-linejoin="round" svg:stroke-linecap="round" draw:fill="none" fo:padding-top="0.165cm" fo:padding-bottom="0.165cm" fo:padding-left="0.29cm" fo:padding-right="0.29cm" draw:shadow="hidden"/>
    </style:style>
    <style:style style:name="gr49" style:family="graphic" style:parent-style-name="standard">
      <style:graphic-properties draw:stroke="solid" svg:stroke-width="0.08cm" svg:stroke-color="#0066ff" svg:stroke-opacity="100%" draw:stroke-linejoin="round" svg:stroke-linecap="round" draw:fill="none" fo:padding-top="0.165cm" fo:padding-bottom="0.165cm" fo:padding-left="0.29cm" fo:padding-right="0.29cm" draw:shadow="hidden"/>
    </style:style>
    <style:style style:name="gr50" style:family="graphic" style:parent-style-name="standard">
      <style:graphic-properties draw:stroke="solid" svg:stroke-width="0.08cm" svg:stroke-color="#33cc33" svg:stroke-opacity="100%" draw:stroke-linejoin="round" svg:stroke-linecap="round" draw:fill="none" fo:padding-top="0.165cm" fo:padding-bottom="0.165cm" fo:padding-left="0.29cm" fo:padding-right="0.29cm" draw:shadow="hidden"/>
    </style:style>
    <style:style style:name="gr51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2" style:family="graphic" style:parent-style-name="standard">
      <style:graphic-properties draw:stroke="none" draw:fill="none" draw:textarea-vertical-align="top" fo:min-height="0.718cm" fo:min-width="2.54cm" fo:padding-top="0.141cm" fo:padding-bottom="0.141cm" fo:padding-left="0.141cm" fo:padding-right="0.1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66b3" fo:font-size="1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aeff5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00a65d" fo:font-size="14pt" style:font-size-asian="18pt" style:font-size-complex="18pt"/>
    </style:style>
    <style:style style:name="P8" style:family="paragraph">
      <loext:graphic-properties draw:fill="none" draw:fill-color="#ffffff"/>
      <style:text-properties fo:color="#f58220" fo:font-size="14pt" style:font-size-asian="18pt" style:font-size-complex="18pt"/>
    </style:style>
    <style:style style:name="P9" style:family="paragraph">
      <loext:graphic-properties draw:fill="solid" draw:fill-color="#f2dcda"/>
      <style:paragraph-properties fo:text-align="center"/>
    </style:style>
    <style:style style:name="P10" style:family="paragraph">
      <loext:graphic-properties draw:fill="solid" draw:fill-color="#fff9ae"/>
      <style:paragraph-properties fo:text-align="center"/>
    </style:style>
    <style:style style:name="P11" style:family="paragraph">
      <loext:graphic-properties draw:fill="none" draw:fill-color="#ffffff"/>
      <style:text-properties fo:color="#000000" fo:font-size="12pt" fo:font-style="italic" style:font-size-asian="18pt" style:font-size-complex="18pt"/>
    </style:style>
    <style:style style:name="P12" style:family="paragraph">
      <loext:graphic-properties draw:fill="solid" draw:fill-color="#eaeff5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20%" fo:text-align="center" fo:text-indent="0cm"/>
    </style:style>
    <style:style style:name="P15" style:family="paragraph">
      <style:paragraph-properties fo:margin-left="0cm" fo:margin-right="0cm" fo:margin-top="0cm" fo:margin-bottom="0cm" fo:line-height="120%" fo:text-align="start" fo:text-indent="0cm"/>
    </style:style>
    <style:style style:name="P16" style:family="paragraph">
      <loext:graphic-properties draw:fill="solid" draw:fill-color="#ffff99"/>
    </style:style>
    <style:style style:name="P17" style:family="paragraph">
      <loext:graphic-properties draw:fill="solid" draw:fill-color="#f2dcda"/>
    </style:style>
    <style:style style:name="P18" style:family="paragraph">
      <loext:graphic-properties draw:fill="solid" draw:fill-color="#ffffff"/>
    </style:style>
    <style:style style:name="P19" style:family="paragraph">
      <style:paragraph-properties fo:margin-left="0cm" fo:margin-right="0cm" fo:margin-top="0cm" fo:margin-bottom="0cm" fo:line-height="120%" fo:text-align="end" fo:text-indent="0cm"/>
    </style:style>
    <style:style style:name="P20" style:family="paragraph">
      <loext:graphic-properties draw:fill="solid" draw:fill-color="#33cc33"/>
    </style:style>
    <style:style style:name="P21" style:family="paragraph">
      <loext:graphic-properties draw:fill="solid" draw:fill-color="#0000ff"/>
    </style:style>
    <style:style style:name="P22" style:family="paragraph">
      <loext:graphic-properties draw:fill="solid" draw:fill-color="#ff0000"/>
    </style:style>
    <style:style style:name="T1" style:family="text">
      <style:text-properties fo:color="#0066b3" fo:font-size="14pt" style:font-size-asian="18pt" style:font-size-complex="18pt"/>
    </style:style>
    <style:style style:name="T2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color="#00a65d" fo:font-size="14pt" style:font-size-asian="18pt" style:font-size-complex="18pt"/>
    </style:style>
    <style:style style:name="T4" style:family="text">
      <style:text-properties fo:color="#f58220" fo:font-size="14pt" style:font-size-asian="18pt" style:font-size-complex="18pt"/>
    </style:style>
    <style:style style:name="T5" style:family="text">
      <style:text-properties fo:color="#000000" fo:font-size="12pt" fo:font-style="italic" style:font-size-asian="18pt" style:font-size-complex="18pt"/>
    </style:style>
    <style:style style:name="T6" style:family="text"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8" style:family="text">
      <style:text-properties fo:color="#000000" style:font-name="Calibri1" fo:font-size="30pt" style:font-name-asian="Calibri1" style:font-size-asian="30pt" style:font-name-complex="Calibri1" style:font-size-complex="30pt"/>
    </style:style>
    <style:style style:name="T9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10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11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3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4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lobal Arch" draw:style-name="dp1" draw:master-page-name="PM0">
        <draw:g>
          <draw:line draw:style-name="gr1" draw:text-style-name="P1" draw:layer="layout" svg:x1="6.3cm" svg:y1="9.206cm" svg:x2="6.3cm" svg:y2="8.081cm">
            <text:p/>
          </draw:line>
          <draw:frame draw:style-name="gr2" draw:text-style-name="P3" draw:layer="layout" svg:width="2.75cm" svg:height="1.361cm" svg:x="1.8cm" svg:y="2.139cm">
            <draw:text-box>
              <text:p text:style-name="P2"><text:span text:style-name="T1">Solution /</text:span></text:p>
              <text:p text:style-name="P2"><text:span text:style-name="T1">Card API</text:span></text:p>
            </draw:text-box>
          </draw:frame>
          <draw:g>
            <draw:path draw:style-name="gr3" draw:text-style-name="P5" draw:layer="layout" svg:width="5.999cm" svg:height="0.999cm" svg:x="0.25cm" svg:y="4.45cm" svg:viewBox="0 0 6000 1000" svg:d="M359 1000h5281c240 0 360-66 360-200v-601c0-133-120-199-360-199h-5281c-239 0-359 66-359 199v601c0 134 120 200 359 200z">
              <text:p text:style-name="P4"><text:span text:style-name="T2">Keyple Core</text:span></text:p>
            </draw:path>
          </draw:g>
          <draw:g>
            <draw:path draw:style-name="gr4" draw:text-style-name="P6" draw:layer="layout" svg:width="4.249cm" svg:height="0.999cm" svg:x="6.7cm" svg:y="1.15cm" svg:viewBox="0 0 4250 1000" svg:d="M254 1000h3741c170 0 255-66 255-200v-601c0-133-85-199-255-199h-3741c-169 0-254 66-254 199v601c0 134 85 200 254 200z">
              <text:p/>
            </draw:path>
          </draw:g>
          <draw:g>
            <draw:path draw:style-name="gr4" draw:text-style-name="P6" draw:layer="layout" svg:width="4.249cm" svg:height="0.999cm" svg:x="6.6cm" svg:y="1.05cm" svg:viewBox="0 0 4250 1000" svg:d="M254 1000h3741c170 0 255-66 255-200v-601c0-133-85-199-255-199h-3741c-169 0-254 66-254 199v601c0 134 85 200 254 200z">
              <text:p/>
            </draw:path>
          </draw:g>
          <draw:g>
            <draw:path draw:style-name="gr5" draw:text-style-name="P6" draw:layer="layout" svg:width="4.249cm" svg:height="0.999cm" svg:x="6.5cm" svg:y="0.95cm" svg:viewBox="0 0 4250 1000" svg:d="M254 1000h3741c170 0 255-66 255-200v-601c0-133-85-199-255-199h-3741c-169 0-254 66-254 199v601c0 134 85 200 254 200z">
              <text:p text:style-name="P4"><text:span text:style-name="T2">Non-Keyple based</text:span></text:p>
              <text:p text:style-name="P4"><text:span text:style-name="T2">Terminal Applications</text:span></text:p>
            </draw:path>
          </draw:g>
          <draw:frame draw:style-name="gr6" draw:text-style-name="P7" draw:layer="layout" svg:width="3.25cm" svg:height="0.806cm" svg:x="0.85cm" svg:y="3.5cm">
            <draw:text-box>
              <text:p><text:span text:style-name="T3">Service API</text:span></text:p>
            </draw:text-box>
          </draw:frame>
          <draw:frame draw:style-name="gr6" draw:text-style-name="P8" draw:layer="layout" svg:width="3.25cm" svg:height="0.806cm" svg:x="1.646cm" svg:y="5.8cm">
            <draw:text-box>
              <text:p><text:span text:style-name="T4">Plugin API</text:span></text:p>
            </draw:text-box>
          </draw:frame>
          <draw:g>
            <draw:path draw:style-name="gr7" draw:text-style-name="P6" draw:layer="layout" svg:width="9.249cm" svg:height="0.749cm" svg:x="0.7cm" svg:y="11.4cm" svg:viewBox="0 0 9250 750" svg:d="M553 750h8142c370 0 555-49 555-150v-451c0-99-185-149-555-149h-8142c-368 0-553 50-553 149v451c0 101 185 150 553 150z">
              <text:p/>
            </draw:path>
          </draw:g>
          <draw:g>
            <draw:path draw:style-name="gr7" draw:text-style-name="P6" draw:layer="layout" svg:width="9.249cm" svg:height="0.749cm" svg:x="0.6cm" svg:y="11.3cm" svg:viewBox="0 0 9250 750" svg:d="M553 750h8142c370 0 555-49 555-150v-451c0-99-185-149-555-149h-8142c-368 0-553 50-553 149v451c0 101 185 150 553 150z">
              <text:p/>
            </draw:path>
          </draw:g>
          <draw:g>
            <draw:path draw:style-name="gr8" draw:text-style-name="P6" draw:layer="layout" svg:width="9.249cm" svg:height="0.749cm" svg:x="0.5cm" svg:y="11.2cm" svg:viewBox="0 0 9250 750" svg:d="M553 750h8142c370 0 555-49 555-150v-451c0-99-185-149-555-149h-8142c-368 0-553 50-553 149v451c0 101 185 150 553 150z">
              <text:p text:style-name="P4"><text:span text:style-name="T2">SmartCard Reader Driver</text:span></text:p>
            </draw:path>
          </draw:g>
          <draw:g>
            <draw:path draw:style-name="gr9" draw:text-style-name="P9" draw:layer="layout" svg:width="5.624cm" svg:height="1.049cm" svg:x="0.452cm" svg:y="1.15cm" svg:viewBox="0 0 5625 1050" svg:d="M336 1050h4952c225 0 337-69 337-210v-631c0-140-112-209-337-209h-4952c-223 0-336 69-336 209v631c0 141 113 210 336 210z">
              <text:p/>
            </draw:path>
          </draw:g>
          <draw:g>
            <draw:path draw:style-name="gr9" draw:text-style-name="P9" draw:layer="layout" svg:width="5.624cm" svg:height="1.049cm" svg:x="0.351cm" svg:y="1.05cm" svg:viewBox="0 0 5625 1050" svg:d="M336 1050h4952c225 0 337-69 337-210v-631c0-140-112-209-337-209h-4952c-223 0-336 69-336 209v631c0 141 113 210 336 210z">
              <text:p/>
            </draw:path>
          </draw:g>
          <draw:g>
            <draw:path draw:style-name="gr10" draw:text-style-name="P9" draw:layer="layout" svg:width="5.624cm" svg:height="1.049cm" svg:x="0.25cm" svg:y="0.95cm" svg:viewBox="0 0 5625 1050" svg:d="M336 1050h4952c225 0 337-69 337-210v-631c0-140-112-209-337-209h-4952c-223 0-336 69-336 209v631c0 141 113 210 336 210z">
              <text:p text:style-name="P4"><text:span text:style-name="T2">Keyple based</text:span></text:p>
              <text:p text:style-name="P4"><text:span text:style-name="T2">Terminal Applications</text:span></text:p>
            </draw:path>
          </draw:g>
          <draw:g>
            <draw:path draw:style-name="gr11" draw:text-style-name="P10" draw:layer="layout" svg:width="2.999cm" svg:height="0.999cm" svg:x="3.85cm" svg:y="7.1cm" svg:viewBox="0 0 3000 1000" svg:d="M179 1000h2641c120 0 180-66 180-200v-601c0-133-60-199-180-199h-2641c-119 0-179 66-179 199v601c0 134 60 200 179 200z">
              <text:p/>
            </draw:path>
          </draw:g>
          <draw:g>
            <draw:path draw:style-name="gr11" draw:text-style-name="P10" draw:layer="layout" svg:width="2.999cm" svg:height="0.999cm" svg:x="3.75cm" svg:y="7cm" svg:viewBox="0 0 3000 1000" svg:d="M179 1000h2641c120 0 180-66 180-200v-601c0-133-60-199-180-199h-2641c-119 0-179 66-179 199v601c0 134 60 200 179 200z">
              <text:p/>
            </draw:path>
          </draw:g>
          <draw:g>
            <draw:path draw:style-name="gr12" draw:text-style-name="P10" draw:layer="layout" svg:width="2.999cm" svg:height="0.999cm" svg:x="3.65cm" svg:y="6.9cm" svg:viewBox="0 0 3000 1000" svg:d="M179 1000h2641c120 0 180-66 180-200v-601c0-133-60-199-180-199h-2641c-119 0-179 66-179 199v601c0 134 60 200 179 200z">
              <text:p text:style-name="P4"><text:span text:style-name="T2">Reader Manager</text:span></text:p>
              <text:p text:style-name="P4"><text:span text:style-name="T2">Plugin</text:span></text:p>
            </draw:path>
          </draw:g>
          <draw:g>
            <draw:path draw:style-name="gr13" draw:text-style-name="P6" draw:layer="layout" svg:width="4.749cm" svg:height="0.749cm" svg:x="5.7cm" svg:y="9.351cm" svg:viewBox="0 0 4750 750" svg:d="M284 750h4181c190 0 285-49 285-150v-451c0-99-95-149-285-149h-4181c-189 0-284 50-284 149v451c0 101 95 150 284 150z">
              <text:p/>
            </draw:path>
          </draw:g>
          <draw:g>
            <draw:path draw:style-name="gr13" draw:text-style-name="P6" draw:layer="layout" svg:width="4.749cm" svg:height="0.749cm" svg:x="5.6cm" svg:y="9.251cm" svg:viewBox="0 0 4750 750" svg:d="M284 750h4181c190 0 285-49 285-150v-451c0-99-95-149-285-149h-4181c-189 0-284 50-284 149v451c0 101 95 150 284 150z">
              <text:p/>
            </draw:path>
          </draw:g>
          <draw:g>
            <draw:path draw:style-name="gr14" draw:text-style-name="P6" draw:layer="layout" svg:width="4.749cm" svg:height="0.749cm" svg:x="5.5cm" svg:y="9.15cm" svg:viewBox="0 0 4750 750" svg:d="M284 750h4181c190 0 285-49 285-150v-451c0-99-95-149-285-149h-4181c-189 0-284 50-284 149v451c0 101 95 150 284 150z">
              <text:p text:style-name="P4"><text:span text:style-name="T2">Reader Manager</text:span></text:p>
            </draw:path>
          </draw:g>
          <draw:frame draw:style-name="gr15" draw:text-style-name="P11" draw:layer="layout" svg:width="2.579cm" svg:height="1.199cm" svg:x="3.646cm" svg:y="8.001cm">
            <draw:text-box>
              <text:p><text:span text:style-name="T5">hybrid</text:span></text:p>
              <text:p><text:span text:style-name="T5">integration</text:span></text:p>
            </draw:text-box>
          </draw:frame>
          <draw:line draw:style-name="gr16" draw:text-style-name="P1" draw:layer="layout" svg:x1="4.525cm" svg:y1="4.45cm" svg:x2="4.525cm" svg:y2="2.2cm">
            <text:p/>
          </draw:line>
          <draw:line draw:style-name="gr17" draw:text-style-name="P1" draw:layer="layout" svg:x1="0.925cm" svg:y1="4.455cm" svg:x2="0.925cm" svg:y2="2.205cm">
            <text:p/>
          </draw:line>
          <draw:line draw:style-name="gr18" draw:text-style-name="P1" draw:layer="layout" svg:x1="4.975cm" svg:y1="5.45cm" svg:x2="4.975cm" svg:y2="6.95cm">
            <text:p/>
          </draw:line>
          <draw:line draw:style-name="gr1" draw:text-style-name="P1" draw:layer="layout" svg:x1="7.9cm" svg:y1="11.2cm" svg:x2="7.9cm" svg:y2="10.075cm">
            <text:p/>
          </draw:line>
          <draw:line draw:style-name="gr1" draw:text-style-name="P1" draw:layer="layout" svg:x1="9.25cm" svg:y1="9.075cm" svg:x2="9.25cm" svg:y2="2.2cm">
            <text:p/>
          </draw:line>
          <draw:line draw:style-name="gr19" draw:text-style-name="P1" draw:layer="layout" svg:x1="3.751cm" svg:y1="0.65cm" svg:x2="8.25cm" svg:y2="0.65cm">
            <text:p/>
          </draw:line>
          <draw:line draw:style-name="gr19" draw:text-style-name="P1" draw:layer="layout" svg:x1="8.25cm" svg:y1="0.65cm" svg:x2="8.25cm" svg:y2="0.775cm">
            <text:p/>
          </draw:line>
          <draw:line draw:style-name="gr19" draw:text-style-name="P1" draw:layer="layout" svg:x1="3.75cm" svg:y1="0.651cm" svg:x2="3.75cm" svg:y2="0.776cm">
            <text:p/>
          </draw:line>
          <draw:line draw:style-name="gr19" draw:text-style-name="P1" draw:layer="layout" svg:x1="6cm" svg:y1="0.65cm" svg:x2="6cm" svg:y2="0.525cm">
            <text:p/>
          </draw:line>
          <draw:frame draw:style-name="gr20" draw:text-style-name="P11" draw:layer="layout" svg:width="4.949cm" svg:height="0.725cm" svg:x="4.051cm" svg:y="-0.1cm">
            <draw:text-box>
              <text:p><text:span text:style-name="T5">mixed Keyple terminal</text:span></text:p>
            </draw:text-box>
          </draw:frame>
        </draw:g>
      </draw:page>
      <draw:page draw:name="Page 3" draw:style-name="dp1" draw:master-page-name="PM1">
        <draw:g>
          <draw:g>
            <draw:path draw:style-name="gr21" draw:text-style-name="P12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  <draw:path draw:style-name="gr22" draw:text-style-name="P13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</draw:g>
          <draw:frame draw:style-name="gr23" draw:text-style-name="P13" draw:layer="layout" svg:width="5cm" svg:height="1cm" svg:x="5cm" svg:y="18.2cm">
            <draw:text-box>
              <text:p text:style-name="P14"><text:span text:style-name="T2">SE Proxy API</text:span></text:p>
            </draw:text-box>
          </draw:frame>
        </draw:g>
        <draw:g>
          <draw:g>
            <draw:path draw:style-name="gr21" draw:text-style-name="P12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  <draw:path draw:style-name="gr22" draw:text-style-name="P13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</draw:g>
          <draw:frame draw:style-name="gr24" draw:text-style-name="P13" draw:layer="layout" svg:width="11cm" svg:height="3.5cm" svg:x="2cm" svg:y="13.7cm">
            <draw:text-box>
              <text:p text:style-name="P15"><text:span text:style-name="T2">Calypso processing APIs</text:span></text:p>
            </draw:text-box>
          </draw:frame>
        </draw:g>
        <draw:g>
          <draw:g>
            <draw:path draw:style-name="gr25" draw:text-style-name="P16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  <draw:path draw:style-name="gr22" draw:text-style-name="P13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</draw:g>
          <draw:frame draw:style-name="gr26" draw:text-style-name="P13" draw:layer="layout" svg:width="5cm" svg:height="1.5cm" svg:x="5cm" svg:y="20.2cm">
            <draw:text-box>
              <text:p text:style-name="P14"><text:span text:style-name="T2">SE Reader Plugin</text:span></text:p>
            </draw:text-box>
          </draw:frame>
        </draw:g>
        <draw:g>
          <draw:g>
            <draw:path draw:style-name="gr25" draw:text-style-name="P16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  <draw:path draw:style-name="gr22" draw:text-style-name="P13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</draw:g>
          <draw:frame draw:style-name="gr26" draw:text-style-name="P13" draw:layer="layout" svg:width="5cm" svg:height="1.5cm" svg:x="5cm" svg:y="22.7cm">
            <draw:text-box>
              <text:p text:style-name="P14"><text:span text:style-name="T2">SE Reader Driver</text:span></text:p>
            </draw:text-box>
          </draw:frame>
        </draw:g>
        <draw:g>
          <draw:g>
            <draw:path draw:style-name="gr27" draw:text-style-name="P17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  <draw:path draw:style-name="gr22" draw:text-style-name="P13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</draw:g>
          <draw:frame draw:style-name="gr26" draw:text-style-name="P13" draw:layer="layout" svg:width="5cm" svg:height="1.5cm" svg:x="5cm" svg:y="11.2cm">
            <draw:text-box>
              <text:p text:style-name="P14"><text:span text:style-name="T2">Ticketing Application</text:span></text:p>
            </draw:text-box>
          </draw:frame>
        </draw:g>
        <draw:line draw:style-name="gr28" draw:text-style-name="P13" draw:layer="layout" svg:x1="7.5cm" svg:y1="17.2cm" svg:x2="7.5cm" svg:y2="18.199cm">
          <text:p/>
        </draw:line>
        <draw:line draw:style-name="gr28" draw:text-style-name="P13" draw:layer="layout" svg:x1="7.5cm" svg:y1="19.2cm" svg:x2="7.5cm" svg:y2="20.2cm">
          <text:p/>
        </draw:line>
        <draw:line draw:style-name="gr28" draw:text-style-name="P13" draw:layer="layout" svg:x1="7.5cm" svg:y1="21.7cm" svg:x2="7.5cm" svg:y2="22.699cm">
          <text:p/>
        </draw:line>
        <draw:line draw:style-name="gr28" draw:text-style-name="P13" draw:layer="layout" svg:x1="7.5cm" svg:y1="12.7cm" svg:x2="7.5cm" svg:y2="13.7cm">
          <text:p/>
        </draw:line>
        <draw:polygon draw:style-name="gr29" draw:text-style-name="P13" draw:layer="layout" svg:width="12cm" svg:height="6.5cm" svg:x="1.5cm" svg:y="13.2cm" svg:viewBox="0 0 12001 6501" draw:points="0,6501 12001,6501 12001,0 0,0">
          <text:p/>
        </draw:polygon>
        <draw:frame draw:style-name="gr30" draw:text-style-name="P13" draw:layer="layout" svg:width="3cm" svg:height="0.791cm" svg:x="10.5cm" svg:y="12.555cm">
          <draw:text-box>
            <text:p text:style-name="P14"><text:span text:style-name="T6">Calypso SDK</text:span></text:p>
          </draw:text-box>
        </draw:frame>
        <draw:g>
          <draw:g>
            <draw:path draw:style-name="gr31" draw:text-style-name="P18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  <draw:path draw:style-name="gr22" draw:text-style-name="P13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23" draw:text-style-name="P13" draw:layer="layout" svg:width="4.5cm" svg:height="1cm" svg:x="2.5cm" svg:y="15.9cm">
            <draw:text-box>
              <text:p text:style-name="P14"><text:span text:style-name="T2">PO Commands Set</text:span></text:p>
            </draw:text-box>
          </draw:frame>
        </draw:g>
        <draw:g>
          <draw:g>
            <draw:path draw:style-name="gr31" draw:text-style-name="P18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  <draw:path draw:style-name="gr22" draw:text-style-name="P13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23" draw:text-style-name="P13" draw:layer="layout" svg:width="4.5cm" svg:height="1cm" svg:x="8cm" svg:y="15.9cm">
            <draw:text-box>
              <text:p text:style-name="P14"><text:span text:style-name="T2">CSM Commands Set</text:span></text:p>
            </draw:text-box>
          </draw:frame>
        </draw:g>
        <draw:g>
          <draw:g>
            <draw:path draw:style-name="gr31" draw:text-style-name="P18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  <draw:path draw:style-name="gr22" draw:text-style-name="P13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</draw:g>
          <draw:frame draw:style-name="gr23" draw:text-style-name="P13" draw:layer="layout" svg:width="4.5cm" svg:height="1cm" svg:x="2.5cm" svg:y="14.4cm">
            <draw:text-box>
              <text:p text:style-name="P14"><text:span text:style-name="T2">Secure Transaction</text:span></text:p>
            </draw:text-box>
          </draw:frame>
        </draw:g>
        <draw:g>
          <draw:g>
            <draw:path draw:style-name="gr31" draw:text-style-name="P18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  <draw:path draw:style-name="gr22" draw:text-style-name="P13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</draw:g>
          <draw:frame draw:style-name="gr23" draw:text-style-name="P13" draw:layer="layout" svg:width="4.5cm" svg:height="1cm" svg:x="8cm" svg:y="14.4cm">
            <draw:text-box>
              <text:p text:style-name="P14"><text:span text:style-name="T2">T2 Operation</text:span></text:p>
            </draw:text-box>
          </draw:frame>
        </draw:g>
        <draw:g>
          <draw:path draw:style-name="gr22" draw:text-style-name="P13" draw:layer="layout" svg:width="0.225cm" svg:height="5cm" svg:x="13.887cm" svg:y="18.2cm" svg:viewBox="0 0 226 5001" svg:d="M0 0c21 0 38 5 56 15 19 10 31 23 42 41 10 18 15 35 15 56v2275c0 1 0 1 0 1 0 21 5 39 15 56 11 18 23 31 41 41 19 11 36 16 57 16-21 0-38 4-57 15-18 10-30 23-41 41-10 17-15 35-15 56v2275 1c0 21-5 38-15 56-11 18-23 31-41 41-19 10-36 15-57 15">
            <text:p/>
          </draw:path>
          <draw:frame draw:style-name="gr32" draw:text-style-name="P13" draw:layer="layout" svg:width="2.5cm" svg:height="1.129cm" svg:x="14cm" svg:y="20.136cm">
            <draw:text-box>
              <text:p text:style-name="P15"><text:span text:style-name="T7">Reader Integration</text:span></text:p>
            </draw:text-box>
          </draw:frame>
        </draw:g>
        <draw:g>
          <draw:path draw:style-name="gr22" draw:text-style-name="P13" draw:layer="layout" svg:width="0.225cm" svg:height="5cm" svg:x="13.887cm" svg:y="12.2cm" svg:viewBox="0 0 226 5001" svg:d="M0 0c21 0 38 5 56 15 19 10 31 23 42 41 10 18 15 35 15 56v2276c0 21 5 38 15 56 11 18 23 31 42 41 18 10 35 15 56 15-21 0-38 5-57 15-18 10-30 23-41 41-10 18-15 35-15 56v1 2276c0 21-5 38-15 56-11 18-23 31-41 41-19 10-36 15-57 15">
            <text:p/>
          </draw:path>
          <draw:frame draw:style-name="gr33" draw:text-style-name="P13" draw:layer="layout" svg:width="2.5cm" svg:height="1.552cm" svg:x="14cm" svg:y="13.924cm">
            <draw:text-box>
              <text:p text:style-name="P15"><text:span text:style-name="T7">Security &amp; commands integration</text:span></text:p>
            </draw:text-box>
          </draw:frame>
        </draw:g>
      </draw:page>
      <draw:page draw:name="Plugin" draw:style-name="dp1" draw:master-page-name="PM2">
        <draw:frame draw:style-name="gr34" draw:text-style-name="P13" draw:layer="layout" svg:width="9cm" svg:height="1.558cm" svg:x="19.5cm" svg:y="0.971cm">
          <draw:text-box>
            <text:p text:style-name="P14"><text:span text:style-name="T8">Calypso SDK</text:span></text:p>
          </draw:text-box>
        </draw:frame>
        <draw:frame draw:style-name="gr26" draw:text-style-name="P13" draw:layer="layout" svg:width="9cm" svg:height="1.5cm" svg:x="19.5cm" svg:y="2.5cm">
          <draw:text-box>
            <text:p text:style-name="P14"><text:span text:style-name="T9">SE Readers’ integration</text:span></text:p>
          </draw:text-box>
        </draw:frame>
        <draw:g>
          <draw:g>
            <draw:path draw:style-name="gr25" draw:text-style-name="P16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  <draw:path draw:style-name="gr22" draw:text-style-name="P13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</draw:g>
          <draw:frame draw:style-name="gr35" draw:text-style-name="P13" draw:layer="layout" svg:width="5.4cm" svg:height="2.2cm" svg:x="23.4cm" svg:y="11cm">
            <draw:text-box>
              <text:p text:style-name="P15"><text:span text:style-name="T2">HSM JavaEE lib (wrapper)</text:span></text:p>
            </draw:text-box>
          </draw:frame>
        </draw:g>
        <draw:g>
          <draw:path draw:style-name="gr25" draw:text-style-name="P16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  <draw:path draw:style-name="gr22" draw:text-style-name="P13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</draw:g>
        <draw:g>
          <draw:path draw:style-name="gr25" draw:text-style-name="P16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  <draw:path draw:style-name="gr22" draw:text-style-name="P13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25" draw:text-style-name="P16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  <draw:path draw:style-name="gr22" draw:text-style-name="P13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25" draw:text-style-name="P16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  <draw:path draw:style-name="gr22" draw:text-style-name="P13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</draw:g>
        <draw:g>
          <draw:g>
            <draw:path draw:style-name="gr21" draw:text-style-name="P12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  <draw:path draw:style-name="gr22" draw:text-style-name="P13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</draw:g>
          <draw:frame draw:style-name="gr26" draw:text-style-name="P13" draw:layer="layout" svg:width="5cm" svg:height="1.5cm" svg:x="12cm" svg:y="3.1cm">
            <draw:text-box>
              <text:p text:style-name="P14"><text:span text:style-name="T2">SE Proxy API</text:span></text:p>
            </draw:text-box>
          </draw:frame>
        </draw:g>
        <draw:g>
          <draw:g>
            <draw:path draw:style-name="gr25" draw:text-style-name="P16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  <draw:path draw:style-name="gr22" draw:text-style-name="P13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</draw:g>
          <draw:frame draw:style-name="gr36" draw:text-style-name="P13" draw:layer="layout" svg:width="3cm" svg:height="1.807cm" svg:x="1.5cm" svg:y="8.447cm">
            <draw:text-box>
              <text:p text:style-name="P15"><text:span text:style-name="T2">OpenMobile Transport API plugin</text:span></text:p>
            </draw:text-box>
          </draw:frame>
        </draw:g>
        <draw:line draw:style-name="gr37" draw:text-style-name="P13" draw:layer="layout" svg:x1="14.5cm" svg:y1="4.6cm" svg:x2="14.5cm" svg:y2="6.6cm">
          <text:p/>
        </draw:line>
        <draw:line draw:style-name="gr28" draw:text-style-name="P13" draw:layer="layout" svg:x1="3cm" svg:y1="10.1cm" svg:x2="3cm" svg:y2="13.499cm">
          <text:p/>
        </draw:line>
        <draw:frame draw:style-name="gr38" draw:text-style-name="P13" draw:layer="layout" svg:width="2cm" svg:height="0.704cm" svg:x="2.5cm" svg:y="9.423cm">
          <draw:text-box>
            <text:p text:style-name="P19"><text:span text:style-name="T7">Java &amp; C++</text:span></text:p>
          </draw:text-box>
        </draw:frame>
        <draw:line draw:style-name="gr28" draw:text-style-name="P13" draw:layer="layout" svg:x1="13.5cm" svg:y1="10.125cm" svg:x2="13.5cm" svg:y2="13.499cm">
          <text:p/>
        </draw:line>
        <draw:g>
          <draw:g>
            <draw:path draw:style-name="gr25" draw:text-style-name="P16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  <draw:path draw:style-name="gr22" draw:text-style-name="P13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9" draw:text-style-name="P13" draw:layer="layout" svg:width="3cm" svg:height="2cm" svg:x="12cm" svg:y="13.5cm">
            <draw:text-box>
              <text:p text:style-name="P14"><text:span text:style-name="T2">Windows</text:span></text:p>
              <text:p text:style-name="P14"><text:span text:style-name="T2">PC/SC WinSCard API</text:span></text:p>
            </draw:text-box>
          </draw:frame>
        </draw:g>
        <draw:line draw:style-name="gr28" draw:text-style-name="P13" draw:layer="layout" svg:x1="17cm" svg:y1="10.1cm" svg:x2="17cm" svg:y2="13.499cm">
          <text:p/>
        </draw:line>
        <draw:g>
          <draw:g>
            <draw:path draw:style-name="gr25" draw:text-style-name="P16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  <draw:path draw:style-name="gr22" draw:text-style-name="P13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9" draw:text-style-name="P13" draw:layer="layout" svg:width="3cm" svg:height="2cm" svg:x="15.5cm" svg:y="13.5cm">
            <draw:text-box>
              <text:p text:style-name="P14"><text:span text:style-name="T2">Unix</text:span></text:p>
              <text:p text:style-name="P14"><text:span text:style-name="T2">PC/SC</text:span></text:p>
              <text:p text:style-name="P14"><text:span text:style-name="T2">lite API</text:span></text:p>
            </draw:text-box>
          </draw:frame>
        </draw:g>
        <draw:line draw:style-name="gr28" draw:text-style-name="P13" draw:layer="layout" svg:x1="14cm" svg:y1="10.125cm" svg:x2="16.501cm" svg:y2="13.501cm">
          <text:p/>
        </draw:line>
        <draw:g>
          <draw:g>
            <draw:path draw:style-name="gr25" draw:text-style-name="P16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  <draw:path draw:style-name="gr22" draw:text-style-name="P13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36" draw:text-style-name="P13" draw:layer="layout" svg:width="3cm" svg:height="1.807cm" svg:x="8.3cm" svg:y="8.447cm">
            <draw:text-box>
              <text:p text:style-name="P14"><text:span text:style-name="T2">Local proprietary plugin</text:span></text:p>
            </draw:text-box>
          </draw:frame>
        </draw:g>
        <draw:g>
          <draw:g>
            <draw:path draw:style-name="gr25" draw:text-style-name="P16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  <draw:path draw:style-name="gr22" draw:text-style-name="P13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</draw:g>
          <draw:frame draw:style-name="gr26" draw:text-style-name="P13" draw:layer="layout" svg:width="3cm" svg:height="1.5cm" svg:x="8.3cm" svg:y="13.5cm">
            <draw:text-box>
              <text:p text:style-name="P14"><text:span text:style-name="T2">Proprietary Reader Driver</text:span></text:p>
            </draw:text-box>
          </draw:frame>
        </draw:g>
        <draw:line draw:style-name="gr28" draw:text-style-name="P13" draw:layer="layout" svg:x1="9.8cm" svg:y1="10.1cm" svg:x2="9.8cm" svg:y2="13.499cm">
          <text:p/>
        </draw:line>
        <draw:line draw:style-name="gr22" draw:text-style-name="P13" draw:layer="layout" svg:x1="3cm" svg:y1="6.626cm" svg:x2="26.101cm" svg:y2="6.6cm">
          <text:p/>
        </draw:line>
        <draw:line draw:style-name="gr40" draw:text-style-name="P13" draw:layer="layout" svg:x1="3cm" svg:y1="6.625cm" svg:x2="3cm" svg:y2="8.6cm">
          <text:p/>
        </draw:line>
        <draw:line draw:style-name="gr40" draw:text-style-name="P13" draw:layer="layout" svg:x1="9.8cm" svg:y1="6.6cm" svg:x2="9.8cm" svg:y2="8.6cm">
          <text:p/>
        </draw:line>
        <draw:line draw:style-name="gr40" draw:text-style-name="P13" draw:layer="layout" svg:x1="13.5cm" svg:y1="6.625cm" svg:x2="13.5cm" svg:y2="8.625cm">
          <text:p/>
        </draw:line>
        <draw:line draw:style-name="gr40" draw:text-style-name="P13" draw:layer="layout" svg:x1="17.015cm" svg:y1="6.61cm" svg:x2="17cm" svg:y2="8.602cm">
          <text:p/>
        </draw:line>
        <draw:g>
          <draw:g>
            <draw:path draw:style-name="gr25" draw:text-style-name="P16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  <draw:path draw:style-name="gr22" draw:text-style-name="P13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</draw:g>
          <draw:frame draw:style-name="gr26" draw:text-style-name="P13" draw:layer="layout" svg:width="3cm" svg:height="1.5cm" svg:x="19.8cm" svg:y="8.625cm">
            <draw:text-box>
              <text:p text:style-name="P15"><text:span text:style-name="T2">Remote SE plugin</text:span></text:p>
            </draw:text-box>
          </draw:frame>
        </draw:g>
        <draw:g>
          <draw:g>
            <draw:path draw:style-name="gr25" draw:text-style-name="P16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  <draw:path draw:style-name="gr22" draw:text-style-name="P13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</draw:g>
          <draw:frame draw:style-name="gr26" draw:text-style-name="P13" draw:layer="layout" svg:width="3cm" svg:height="1.5cm" svg:x="19.8cm" svg:y="13.5cm">
            <draw:text-box>
              <text:p text:style-name="P14"><text:span text:style-name="T2">Web Service...</text:span></text:p>
            </draw:text-box>
          </draw:frame>
        </draw:g>
        <draw:line draw:style-name="gr28" draw:text-style-name="P13" draw:layer="layout" svg:x1="21.3cm" svg:y1="10.125cm" svg:x2="21.3cm" svg:y2="13.499cm">
          <text:p/>
        </draw:line>
        <draw:line draw:style-name="gr40" draw:text-style-name="P13" draw:layer="layout" svg:x1="21.3cm" svg:y1="6.625cm" svg:x2="21.3cm" svg:y2="8.625cm">
          <text:p/>
        </draw:line>
        <draw:g>
          <draw:g>
            <draw:path draw:style-name="gr25" draw:text-style-name="P16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  <draw:path draw:style-name="gr22" draw:text-style-name="P13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41" draw:text-style-name="P13" draw:layer="layout" svg:width="3cm" svg:height="1.5cm" svg:x="24.6cm" svg:y="8.6cm">
            <draw:text-box>
              <text:p text:style-name="P15"><text:span text:style-name="T2">Calypso HSM plugin</text:span></text:p>
            </draw:text-box>
          </draw:frame>
        </draw:g>
        <draw:g>
          <draw:g>
            <draw:path draw:style-name="gr25" draw:text-style-name="P16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  <draw:path draw:style-name="gr22" draw:text-style-name="P13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42" draw:text-style-name="P13" draw:layer="layout" svg:width="2.6cm" svg:height="1.678cm" svg:x="23.4cm" svg:y="13.899cm">
            <draw:text-box>
              <text:p text:style-name="P14"><text:span text:style-name="T2">SAM-S20</text:span></text:p>
              <text:p text:style-name="P14"><text:span text:style-name="T10">(20)</text:span></text:p>
              <text:p text:style-name="P14"><text:span text:style-name="T11">7816-3 Reader</text:span></text:p>
            </draw:text-box>
          </draw:frame>
        </draw:g>
        <draw:line draw:style-name="gr28" draw:text-style-name="P13" draw:layer="layout" svg:x1="24.7cm" svg:y1="12.8cm" svg:x2="24.7cm" svg:y2="14cm">
          <text:p/>
        </draw:line>
        <draw:g>
          <draw:g>
            <draw:path draw:style-name="gr25" draw:text-style-name="P16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  <draw:path draw:style-name="gr22" draw:text-style-name="P13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43" draw:text-style-name="P13" draw:layer="layout" svg:width="2.6cm" svg:height="1.765cm" svg:x="26.2cm" svg:y="13.855cm">
            <draw:text-box>
              <text:p text:style-name="P14"><text:span text:style-name="T2">HSM PCI-S3</text:span></text:p>
              <text:p text:style-name="P14"><text:span text:style-name="T10">(100 to 5000)</text:span></text:p>
              <text:p text:style-name="P14"><text:span text:style-name="T2">PCI interface</text:span></text:p>
            </draw:text-box>
          </draw:frame>
        </draw:g>
        <draw:line draw:style-name="gr28" draw:text-style-name="P13" draw:layer="layout" svg:x1="27.5cm" svg:y1="12.8cm" svg:x2="27.5cm" svg:y2="14cm">
          <text:p/>
        </draw:line>
        <draw:frame draw:style-name="gr44" draw:text-style-name="P13" draw:layer="layout" svg:width="2.1cm" svg:height="0.704cm" svg:x="25.6cm" svg:y="9.5cm">
          <draw:text-box>
            <text:p text:style-name="P19"><text:span text:style-name="T7">Java or C++</text:span></text:p>
          </draw:text-box>
        </draw:frame>
        <draw:line draw:style-name="gr40" draw:text-style-name="P13" draw:layer="layout" svg:x1="26.1cm" svg:y1="6.6cm" svg:x2="26.1cm" svg:y2="8.599cm">
          <text:p/>
        </draw:line>
        <draw:line draw:style-name="gr28" draw:text-style-name="P13" draw:layer="layout" svg:x1="16.501cm" svg:y1="10.1cm" svg:x2="14cm" svg:y2="13.501cm">
          <text:p/>
        </draw:line>
        <draw:g>
          <draw:g>
            <draw:path draw:style-name="gr25" draw:text-style-name="P16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  <draw:path draw:style-name="gr22" draw:text-style-name="P13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</draw:g>
          <draw:frame draw:style-name="gr36" draw:text-style-name="P13" draw:layer="layout" svg:width="3cm" svg:height="1.807cm" svg:x="1cm" svg:y="13.359cm">
            <draw:text-box>
              <text:p text:style-name="P15"><text:span text:style-name="T2">Windows</text:span></text:p>
              <text:p text:style-name="P15"><text:span text:style-name="T2">UICC &amp; eSE access</text:span></text:p>
            </draw:text-box>
          </draw:frame>
        </draw:g>
        <draw:frame draw:style-name="gr38" draw:text-style-name="P13" draw:layer="layout" svg:width="1cm" svg:height="0.704cm" svg:x="3cm" svg:y="13.398cm">
          <draw:text-box>
            <text:p text:style-name="P19"><text:span text:style-name="T7">C++</text:span></text:p>
          </draw:text-box>
        </draw:frame>
        <draw:g>
          <draw:g>
            <draw:path draw:style-name="gr25" draw:text-style-name="P16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  <draw:path draw:style-name="gr22" draw:text-style-name="P13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</draw:g>
          <draw:frame draw:style-name="gr36" draw:text-style-name="P13" draw:layer="layout" svg:width="3cm" svg:height="1.807cm" svg:x="1.5cm" svg:y="13.847cm">
            <draw:text-box>
              <text:p text:style-name="P15"><text:span text:style-name="T2">Android</text:span></text:p>
              <text:p text:style-name="P15"><text:span text:style-name="T2">UICC &amp; eSE access </text:span></text:p>
            </draw:text-box>
          </draw:frame>
        </draw:g>
        <draw:frame draw:style-name="gr38" draw:text-style-name="P13" draw:layer="layout" svg:width="1cm" svg:height="0.704cm" svg:x="3.5cm" svg:y="13.898cm">
          <draw:text-box>
            <text:p text:style-name="P19"><text:span text:style-name="T7">Java</text:span></text:p>
          </draw:text-box>
        </draw:frame>
        <draw:g>
          <draw:g>
            <draw:path draw:style-name="gr25" draw:text-style-name="P16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  <draw:path draw:style-name="gr22" draw:text-style-name="P13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</draw:g>
          <draw:frame draw:style-name="gr26" draw:text-style-name="P13" draw:layer="layout" svg:width="3cm" svg:height="1.5cm" svg:x="12cm" svg:y="8.625cm">
            <draw:text-box>
              <text:p text:style-name="P14"><text:span text:style-name="T2">SmartCardIO plugin</text:span></text:p>
            </draw:text-box>
          </draw:frame>
        </draw:g>
        <draw:frame draw:style-name="gr38" draw:text-style-name="P13" draw:layer="layout" svg:width="1cm" svg:height="0.704cm" svg:x="14cm" svg:y="9.523cm">
          <draw:text-box>
            <text:p text:style-name="P19"><text:span text:style-name="T7">Java</text:span></text:p>
          </draw:text-box>
        </draw:frame>
        <draw:g>
          <draw:g>
            <draw:path draw:style-name="gr25" draw:text-style-name="P16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  <draw:path draw:style-name="gr22" draw:text-style-name="P13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6" draw:text-style-name="P13" draw:layer="layout" svg:width="3cm" svg:height="1.5cm" svg:x="15.5cm" svg:y="8.6cm">
            <draw:text-box>
              <text:p text:style-name="P14"><text:span text:style-name="T2">PC/SC plugin</text:span></text:p>
            </draw:text-box>
          </draw:frame>
        </draw:g>
        <draw:frame draw:style-name="gr38" draw:text-style-name="P13" draw:layer="layout" svg:width="1cm" svg:height="0.704cm" svg:x="17.5cm" svg:y="9.498cm">
          <draw:text-box>
            <text:p text:style-name="P19"><text:span text:style-name="T7">C++</text:span></text:p>
          </draw:text-box>
        </draw:frame>
        <draw:g>
          <draw:g>
            <draw:path draw:style-name="gr25" draw:text-style-name="P16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  <draw:path draw:style-name="gr22" draw:text-style-name="P13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6" draw:text-style-name="P13" draw:layer="layout" svg:width="3cm" svg:height="1.5cm" svg:x="5cm" svg:y="8.6cm">
            <draw:text-box>
              <text:p text:style-name="P15"><text:span text:style-name="T2">NFC Reader plugin</text:span></text:p>
            </draw:text-box>
          </draw:frame>
        </draw:g>
        <draw:line draw:style-name="gr28" draw:text-style-name="P13" draw:layer="layout" svg:x1="6.5cm" svg:y1="10.1cm" svg:x2="6.5cm" svg:y2="13.499cm">
          <text:p/>
        </draw:line>
        <draw:frame draw:style-name="gr38" draw:text-style-name="P13" draw:layer="layout" svg:width="2cm" svg:height="0.704cm" svg:x="6cm" svg:y="9.423cm">
          <draw:text-box>
            <text:p text:style-name="P19"><text:span text:style-name="T7">Java</text:span></text:p>
          </draw:text-box>
        </draw:frame>
        <draw:g>
          <draw:g>
            <draw:path draw:style-name="gr25" draw:text-style-name="P16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  <draw:path draw:style-name="gr22" draw:text-style-name="P13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9" draw:text-style-name="P13" draw:layer="layout" svg:width="3cm" svg:height="2cm" svg:x="5cm" svg:y="13.5cm">
            <draw:text-box>
              <text:p text:style-name="P14"><text:span text:style-name="T2">Android</text:span></text:p>
              <text:p text:style-name="P14"><text:span text:style-name="T2">External SE </text:span></text:p>
            </draw:text-box>
          </draw:frame>
        </draw:g>
        <draw:line draw:style-name="gr40" draw:text-style-name="P13" draw:layer="layout" svg:x1="6.5cm" svg:y1="6.6cm" svg:x2="6.5cm" svg:y2="8.6cm">
          <text:p/>
        </draw:line>
        <draw:frame draw:style-name="gr38" draw:text-style-name="P13" draw:layer="layout" svg:width="1.9cm" svg:height="0.704cm" svg:x="21.1cm" svg:y="9.498cm">
          <draw:text-box>
            <text:p text:style-name="P19"><text:span text:style-name="T7">Java &amp; C++</text:span></text:p>
          </draw:text-box>
        </draw:frame>
        <draw:path draw:style-name="gr45" draw:text-style-name="P20" draw:layer="layout" svg:width="0.5cm" svg:height="0.5cm" svg:x="20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6" draw:text-style-name="P21" draw:layer="layout" svg:width="0.5cm" svg:height="0.485cm" svg:x="21.05cm" svg:y="16.5cm" svg:viewBox="0 0 501 486" svg:d="M0 251c0-46 11-85 34-125s51-69 91-92 79-34 125-34c47 0 86 11 126 34s68 52 91 92 34 79 34 125c-3 41-13 74-33 110-23 40-52 68-92 92-40 23-79 33-125 33-47 0-86-10-126-33-40-24-69-52-92-92-20-36-30-69-33-110z">
          <text:p/>
        </draw:path>
        <draw:path draw:style-name="gr47" draw:text-style-name="P22" draw:layer="layout" svg:width="0.5cm" svg:height="0.501cm" svg:x="24.4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47" draw:text-style-name="P22" draw:layer="layout" svg:width="0.5cm" svg:height="0.5cm" svg:x="21.8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7" draw:text-style-name="P22" draw:layer="layout" svg:width="0.5cm" svg:height="0.5cm" svg:x="17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7" draw:text-style-name="P22" draw:layer="layout" svg:width="0.5cm" svg:height="0.501cm" svg:x="13.7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46" draw:text-style-name="P21" draw:layer="layout" svg:width="0.5cm" svg:height="0.501cm" svg:x="16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46" draw:text-style-name="P21" draw:layer="layout" svg:width="0.5cm" svg:height="0.5cm" svg:x="1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6" draw:text-style-name="P21" draw:layer="layout" svg:width="0.5cm" svg:height="0.5cm" svg:x="9.5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6" draw:text-style-name="P21" draw:layer="layout" svg:width="0.5cm" svg:height="0.5cm" svg:x="6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5" draw:text-style-name="P20" draw:layer="layout" svg:width="0.5cm" svg:height="0.5cm" svg:x="5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5" draw:text-style-name="P20" draw:layer="layout" svg:width="0.5cm" svg:height="0.5cm" svg:x="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g>
          <draw:polygon draw:style-name="gr48" draw:text-style-name="P13" draw:layer="layout" svg:width="4cm" svg:height="0.75cm" svg:x="11.75cm" svg:y="18.25cm" svg:viewBox="0 0 4001 751" draw:points="0,751 4001,751 4001,0 0,0">
            <text:p/>
          </draw:polygon>
          <draw:frame draw:style-name="gr30" draw:text-style-name="P13" draw:layer="layout" svg:width="4cm" svg:height="0.791cm" svg:x="11.75cm" svg:y="18.23cm">
            <draw:text-box>
              <text:p text:style-name="P14"><text:span text:style-name="T12">Ticketing Server</text:span></text:p>
            </draw:text-box>
          </draw:frame>
        </draw:g>
        <draw:g>
          <draw:polygon draw:style-name="gr49" draw:text-style-name="P13" draw:layer="layout" svg:width="4cm" svg:height="0.75cm" svg:x="7.25cm" svg:y="18.25cm" svg:viewBox="0 0 4001 751" draw:points="0,751 4001,751 4001,0 0,0">
            <text:p/>
          </draw:polygon>
          <draw:frame draw:style-name="gr30" draw:text-style-name="P13" draw:layer="layout" svg:width="4cm" svg:height="0.791cm" svg:x="7.25cm" svg:y="18.23cm">
            <draw:text-box>
              <text:p text:style-name="P14"><text:span text:style-name="T12">Ticketing Terminal</text:span></text:p>
            </draw:text-box>
          </draw:frame>
        </draw:g>
        <draw:g>
          <draw:polygon draw:style-name="gr50" draw:text-style-name="P13" draw:layer="layout" svg:width="4cm" svg:height="0.75cm" svg:x="2.75cm" svg:y="18.25cm" svg:viewBox="0 0 4001 751" draw:points="0,751 4001,751 4001,0 0,0">
            <text:p/>
          </draw:polygon>
          <draw:frame draw:style-name="gr30" draw:text-style-name="P13" draw:layer="layout" svg:width="4cm" svg:height="0.791cm" svg:x="2.75cm" svg:y="18.23cm">
            <draw:text-box>
              <text:p text:style-name="P14"><text:span text:style-name="T12">Traveler’s device</text:span></text:p>
            </draw:text-box>
          </draw:frame>
        </draw:g>
        <draw:frame draw:style-name="gr30" draw:text-style-name="P13" draw:layer="layout" svg:width="1.75cm" svg:height="0.791cm" svg:x="1cm" svg:y="18.23cm">
          <draw:text-box>
            <text:p text:style-name="P14"><text:span text:style-name="T12">Usages:</text:span></text:p>
          </draw:text-box>
        </draw:frame>
        <draw:line draw:style-name="gr51" draw:text-style-name="P13" draw:layer="layout" svg:x1="3cm" svg:y1="15.6cm" svg:x2="3cm" svg:y2="16.4cm">
          <text:p/>
        </draw:line>
        <draw:line draw:style-name="gr51" draw:text-style-name="P13" draw:layer="layout" svg:x1="6cm" svg:y1="15.6cm" svg:x2="6cm" svg:y2="16.4cm">
          <text:p/>
        </draw:line>
        <draw:line draw:style-name="gr51" draw:text-style-name="P13" draw:layer="layout" svg:x1="7cm" svg:y1="15.6cm" svg:x2="7cm" svg:y2="16.4cm">
          <text:p/>
        </draw:line>
        <draw:line draw:style-name="gr51" draw:text-style-name="P13" draw:layer="layout" svg:x1="9.8cm" svg:y1="15.3cm" svg:x2="9.8cm" svg:y2="16.399cm">
          <text:p/>
        </draw:line>
        <draw:line draw:style-name="gr51" draw:text-style-name="P13" draw:layer="layout" svg:x1="13cm" svg:y1="15.6cm" svg:x2="13cm" svg:y2="16.399cm">
          <text:p/>
        </draw:line>
        <draw:line draw:style-name="gr51" draw:text-style-name="P13" draw:layer="layout" svg:x1="14cm" svg:y1="15.6cm" svg:x2="14cm" svg:y2="16.399cm">
          <text:p/>
        </draw:line>
        <draw:line draw:style-name="gr51" draw:text-style-name="P13" draw:layer="layout" svg:x1="16.5cm" svg:y1="15.6cm" svg:x2="16.5cm" svg:y2="16.399cm">
          <text:p/>
        </draw:line>
        <draw:line draw:style-name="gr51" draw:text-style-name="P13" draw:layer="layout" svg:x1="17.5cm" svg:y1="15.6cm" svg:x2="17.5cm" svg:y2="16.399cm">
          <text:p/>
        </draw:line>
        <draw:line draw:style-name="gr51" draw:text-style-name="P13" draw:layer="layout" svg:x1="21.3cm" svg:y1="15.325cm" svg:x2="21.3cm" svg:y2="16.4cm">
          <text:p/>
        </draw:line>
        <draw:line draw:style-name="gr51" draw:text-style-name="P13" draw:layer="layout" svg:x1="22.1cm" svg:y1="15.325cm" svg:x2="22.1cm" svg:y2="16.4cm">
          <text:p/>
        </draw:line>
        <draw:line draw:style-name="gr51" draw:text-style-name="P13" draw:layer="layout" svg:x1="20.5cm" svg:y1="15.325cm" svg:x2="20.5cm" svg:y2="16.4cm">
          <text:p/>
        </draw:line>
        <draw:line draw:style-name="gr51" draw:text-style-name="P13" draw:layer="layout" svg:x1="24.7cm" svg:y1="15.575cm" svg:x2="24.7cm" svg:y2="16.374cm">
          <text:p/>
        </draw:line>
        <draw:path draw:style-name="gr47" draw:text-style-name="P22" draw:layer="layout" svg:width="0.5cm" svg:height="0.501cm" svg:x="27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line draw:style-name="gr51" draw:text-style-name="P13" draw:layer="layout" svg:x1="27.5cm" svg:y1="15.575cm" svg:x2="27.5cm" svg:y2="16.375cm">
          <text:p/>
        </draw:line>
        <draw:frame draw:style-name="gr38" draw:text-style-name="P13" draw:layer="layout" svg:width="0.9cm" svg:height="0.704cm" svg:x="27.9cm" svg:y="12.648cm">
          <draw:text-box>
            <text:p text:style-name="P19"><text:span text:style-name="T7">Java</text:span></text:p>
          </draw:text-box>
        </draw:frame>
        <draw:line draw:style-name="gr28" draw:text-style-name="P13" draw:layer="layout" svg:x1="26.1cm" svg:y1="10.1cm" svg:x2="26.1cm" svg:y2="10.999cm">
          <text:p/>
        </draw:line>
        <draw:g>
          <draw:g>
            <draw:path draw:style-name="gr25" draw:text-style-name="P16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  <draw:path draw:style-name="gr22" draw:text-style-name="P13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52" draw:text-style-name="P13" draw:layer="layout" svg:width="2.4cm" svg:height="1cm" svg:x="23.6cm" svg:y="11.8cm">
            <draw:text-box>
              <text:p text:style-name="P14"><text:span text:style-name="T13">HSM-S20 lib</text:span></text:p>
            </draw:text-box>
          </draw:frame>
        </draw:g>
        <draw:frame draw:style-name="gr38" draw:text-style-name="P13" draw:layer="layout" svg:width="2.4cm" svg:height="0.704cm" svg:x="23.6cm" svg:y="12.198cm">
          <draw:text-box>
            <text:p text:style-name="P19"><text:span text:style-name="T7">Win/Linux C</text:span></text:p>
          </draw:text-box>
        </draw:frame>
        <draw:g>
          <draw:g>
            <draw:path draw:style-name="gr25" draw:text-style-name="P16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  <draw:path draw:style-name="gr22" draw:text-style-name="P13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52" draw:text-style-name="P13" draw:layer="layout" svg:width="2.4cm" svg:height="1cm" svg:x="26.2cm" svg:y="11.8cm">
            <draw:text-box>
              <text:p text:style-name="P14"><text:span text:style-name="T13">HSM-PCI lib</text:span></text:p>
            </draw:text-box>
          </draw:frame>
        </draw:g>
        <draw:frame draw:style-name="gr38" draw:text-style-name="P13" draw:layer="layout" svg:width="2.4cm" svg:height="0.704cm" svg:x="26.2cm" svg:y="12.198cm">
          <draw:text-box>
            <text:p text:style-name="P19"><text:span text:style-name="T7">Win/Linux C</text:span></text:p>
          </draw:text-box>
        </draw:frame>
        <draw:frame draw:style-name="gr38" draw:text-style-name="P13" draw:layer="layout" svg:width="2.4cm" svg:height="0.704cm" svg:x="24.9cm" svg:y="13.098cm">
          <draw:text-box>
            <text:p text:style-name="P14"><text:span text:style-name="T14">Load Sharing</text:span></text:p>
          </draw:text-box>
        </draw:frame>
        <draw:line draw:style-name="gr28" draw:text-style-name="P13" draw:layer="layout" svg:x1="25.451cm" svg:y1="10.1cm" svg:x2="24.743cm" svg:y2="11.001cm">
          <text:p/>
        </draw:line>
        <draw:line draw:style-name="gr28" draw:text-style-name="P13" draw:layer="layout" svg:x1="27cm" svg:y1="10.1cm" svg:x2="27.458cm" svg:y2="11.001cm">
          <text:p/>
        </draw:line>
        <draw:path draw:style-name="gr22" draw:text-style-name="P13" draw:layer="layout" svg:width="0.9cm" svg:height="1.81cm" svg:x="1.25cm" svg:y="16.35cm" svg:viewBox="0 0 901 1811" svg:d="M751 399l-751 1412M901 0h-150v799h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arker_5f_0" draw:display-name="Marker_0" svg:viewBox="0 0 20 20" svg:d="M10 0l-10 20c7-3 13-3 20 0z"/>
    <draw:stroke-dash draw:name="Dash_5f_0" draw:display-name="Dash_0" draw:style="round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11cm" fo:page-height="12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7T12:41:57.827000000</dc:date>
    <meta:editing-duration>PT1H18M</meta:editing-duration>
    <meta:editing-cycles>24</meta:editing-cycles>
    <meta:generator>LibreOffice/6.0.6.2$Windows_X86_64 LibreOffice_project/0c292870b25a325b5ed35f6b45599d2ea4458e77</meta:generator>
    <meta:document-statistic meta:object-count="290"/>
  </office:meta>
</office:document-meta>
</file>